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8" style:family="table">
      <style:table-properties style:width="15.875cm" fo:margin-left="-0.009cm" table:align="left"/>
    </style:style>
    <style:style style:name="Tabla8.A" style:family="table-column">
      <style:table-column-properties style:column-width="3.963cm"/>
    </style:style>
    <style:style style:name="Tabla8.B" style:family="table-column">
      <style:table-column-properties style:column-width="1.767cm"/>
    </style:style>
    <style:style style:name="Tabla8.C" style:family="table-column">
      <style:table-column-properties style:column-width="1.755cm"/>
    </style:style>
    <style:style style:name="Tabla8.D" style:family="table-column">
      <style:table-column-properties style:column-width="3.785cm"/>
    </style:style>
    <style:style style:name="Tabla8.E" style:family="table-column">
      <style:table-column-properties style:column-width="0.406cm"/>
    </style:style>
    <style:style style:name="Tabla8.F" style:family="table-column">
      <style:table-column-properties style:column-width="4.198cm"/>
    </style:style>
    <style:style style:name="Tabla8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8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8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8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8" style:family="table-row">
      <style:table-row-properties style:min-row-height="3.542cm"/>
    </style:style>
    <style:style style:name="Tabla8.9" style:family="table-row">
      <style:table-row-properties style:min-row-height="0.531cm"/>
    </style:style>
    <style:style style:name="Tabla8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11" style:family="table-row">
      <style:table-row-properties style:min-row-height="2.171cm"/>
    </style:style>
    <style:style style:name="Tabla8.12" style:family="table-row">
      <style:table-row-properties style:min-row-height="0.894cm"/>
    </style:style>
    <style:style style:name="Tabla8.14" style:family="table-row">
      <style:table-row-properties style:min-row-height="0.982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1391d"/>
    </style:style>
    <style:style style:name="P6" style:family="paragraph" style:parent-style-name="Normal">
      <style:paragraph-properties fo:break-before="page"/>
      <style:text-properties officeooo:paragraph-rsid="0021391d"/>
    </style:style>
    <style:style style:name="P7" style:family="paragraph" style:parent-style-name="Normal">
      <style:text-properties officeooo:paragraph-rsid="0021391d"/>
    </style:style>
    <style:style style:name="P8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text-properties fo:color="#000000" loext:opacity="100%" officeooo:paragraph-rsid="00228101" style:rfc-language-tag-asian="es-ES-u-co-trad" style:language-asian="es" style:country-asian="ES"/>
    </style:style>
    <style:style style:name="P15" style:family="paragraph" style:parent-style-name="Normal">
      <style:text-properties fo:color="#000000" loext:opacity="100%" officeooo:rsid="00228101" officeooo:paragraph-rsid="00228101" style:rfc-language-tag-asian="es-ES-u-co-trad" style:language-asian="es" style:country-asian="ES"/>
    </style:style>
    <style:style style:name="P16" style:family="paragraph" style:parent-style-name="Normal">
      <style:paragraph-properties fo:text-align="center" style:justify-single-word="false"/>
      <style:text-properties officeooo:paragraph-rsid="002120ef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19154" style:font-size-asian="12pt"/>
    </style:style>
    <style:style style:name="T7" style:family="text">
      <style:text-properties officeooo:rsid="00228101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Planificación_del_cambio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table:number-columns-spanned="6" office:value-type="string">
            <text:p text:style-name="P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4" table:number-columns-spanned="2" office:value-type="string">
            <text:p text:style-name="P8">Nombre del proyecto:</text:p>
          </table:table-cell>
          <table:covered-table-cell/>
          <table:table-cell table:style-name="Tabla8.A4" table:number-columns-spanned="3" office:value-type="string">
            <text:p text:style-name="P8">Título del cambio:</text:p>
          </table:table-cell>
          <table:covered-table-cell/>
          <table:covered-table-cell/>
          <table:table-cell table:style-name="Tabla8.A4" office:value-type="string">
            <text:p text:style-name="P8">ID:</text:p>
          </table:table-cell>
        </table:table-row>
        <table:table-row>
          <table:table-cell table:style-name="Tabla8.A5" table:number-columns-spanned="2" office:value-type="string">
            <text:p text:style-name="P9">CountApp</text:p>
          </table:table-cell>
          <table:covered-table-cell/>
          <table:table-cell table:style-name="Tabla8.A5" table:number-columns-spanned="3" office:value-type="string">
            <text:p text:style-name="P11">Especificación SO compatibles</text:p>
          </table:table-cell>
          <table:covered-table-cell/>
          <table:covered-table-cell/>
          <table:table-cell table:style-name="Tabla8.F5" office:value-type="string">
            <text:p text:style-name="P16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1</text:span></text:span></text:p>
          </table:table-cell>
        </table:table-row>
        <table:table-row>
          <table:table-cell table:style-name="Tabla8.A4" table:number-columns-spanned="2" office:value-type="string">
            <text:p text:style-name="P8">Nombre del interesado: </text:p>
          </table:table-cell>
          <table:covered-table-cell/>
          <table:table-cell table:style-name="Tabla8.A4" table:number-columns-spanned="3" office:value-type="string">
            <text:p text:style-name="P8">E-mail de contacto:</text:p>
          </table:table-cell>
          <table:covered-table-cell/>
          <table:covered-table-cell/>
          <table:table-cell table:style-name="Tabla8.A4" office:value-type="string">
            <text:p text:style-name="P8">Fecha:</text:p>
          </table:table-cell>
        </table:table-row>
        <table:table-row>
          <table:table-cell table:style-name="Tabla8.A5" table:number-columns-spanned="2" office:value-type="string">
            <text:p text:style-name="P13">Pablo Guerrica-Echevarría</text:p>
          </table:table-cell>
          <table:covered-table-cell/>
          <table:table-cell table:style-name="Tabla8.A5" table:number-columns-spanned="3" office:value-type="string">
            <text:p text:style-name="P12">pablo.guerricaechevarria@rai.usc.es</text:p>
          </table:table-cell>
          <table:covered-table-cell/>
          <table:covered-table-cell/>
          <table:table-cell table:style-name="Tabla8.F5" office:value-type="string">
            <text:p text:style-name="P16"><text:span text:style-name="Fuente_20_de_20_párrafo_20_predeter."><text:span text:style-name="T2">17/03/2024</text:span></text:span></text:p>
          </table:table-cell>
        </table:table-row>
        <table:table-row table:style-name="Tabla8.8">
          <table:table-cell table:style-name="Tabla8.A5" table:number-columns-spanned="6" office:value-type="string">
            <text:p text:style-name="P8">Descripción del cambio:</text:p>
            <text:p text:style-name="P17" loext:marker-style-name="T5"><text:span text:style-name="T6">E</text:span><text:span text:style-name="T5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table-cell table:style-name="Tabla8.A4" office:value-type="string">
            <text:p text:style-name="P4">Departamento:</text:p>
          </table:table-cell>
          <table:table-cell table:style-name="Tabla8.A5" table:number-columns-spanned="2" office:value-type="string">
            <text:p text:style-name="P10">Sistemas</text:p>
          </table:table-cell>
          <table:covered-table-cell/>
          <table:table-cell table:style-name="Tabla8.A4" office:value-type="string">
            <text:p text:style-name="P4">Contacto Dpto.:</text:p>
          </table:table-cell>
          <table:table-cell table:style-name="Tabla8.A5" table:number-columns-spanned="2" office:value-type="string">
            <text:p text:style-name="P10">sistemas@capp.es</text:p>
          </table:table-cell>
          <table:covered-table-cell/>
        </table:table-row>
        <table:table-row table:style-name="Tabla8.9">
          <table:table-cell table:style-name="Tabla8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8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8.11">
          <table:table-cell table:style-name="Tabla8.A5" table:number-columns-spanned="3" office:value-type="string">
            <text:p text:style-name="P14"><text:span text:style-name="T7">01</text:span>/0<text:span text:style-name="T7">4</text:span>/2024 – <text:span text:style-name="T7">05</text:span>/0<text:span text:style-name="T7">4</text:span>/2024</text:p>
            <text:p text:style-name="P15">08/04/2024 – 08/04/2024</text:p>
          </table:table-cell>
          <table:covered-table-cell/>
          <table:covered-table-cell/>
          <table:table-cell table:style-name="Tabla8.A5" table:number-columns-spanned="3" office:value-type="string">
            <text:p text:style-name="P10">P.G.B.</text:p>
          </table:table-cell>
          <table:covered-table-cell/>
          <table:covered-table-cell/>
        </table:table-row>
        <table:table-row table:style-name="Tabla8.12">
          <table:table-cell table:style-name="Tabla8.A10" table:number-columns-spanned="3" office:value-type="string">
            <text:p text:style-name="P4">Estado:</text:p>
          </table:table-cell>
          <table:covered-table-cell/>
          <table:covered-table-cell/>
          <table:table-cell table:style-name="Tabla8.A5" table:number-columns-spanned="3" office:value-type="string">
            <text:p text:style-name="P10">Aceptado y en ejecución</text:p>
          </table:table-cell>
          <table:covered-table-cell/>
          <table:covered-table-cell/>
        </table:table-row>
        <table:table-row table:style-name="Tabla8.12">
          <table:table-cell table:style-name="Tabla8.A4" table:number-columns-spanned="3" office:value-type="string">
            <text:p text:style-name="P4">Estimación del coste temporal:</text:p>
          </table:table-cell>
          <table:covered-table-cell/>
          <table:covered-table-cell/>
          <table:table-cell table:style-name="Tabla8.A5" table:number-columns-spanned="3" office:value-type="string">
            <text:p text:style-name="P10">5,5 jornadas</text:p>
          </table:table-cell>
          <table:covered-table-cell/>
          <table:covered-table-cell/>
        </table:table-row>
        <table:table-row table:style-name="Tabla8.14">
          <table:table-cell table:style-name="Tabla8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8.F5" table:number-columns-spanned="3" office:value-type="string">
            <text:p text:style-name="P3"><text:span text:style-name="T8">1. Alta</text:span> <text:s text:c="3"/>2. Media <text:s text:c="3"/>3. Baja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7:07:43.041082214</dc:date>
    <meta:editing-duration>PT4M10S</meta:editing-duration>
    <meta:editing-cycles>2</meta:editing-cycles>
    <meta:document-statistic meta:table-count="1" meta:image-count="0" meta:object-count="0" meta:page-count="1" meta:paragraph-count="31" meta:word-count="111" meta:character-count="841" meta:non-whitespace-character-count="751"/>
  </office:meta>
</office:document-meta>
</file>